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  <style:style style:name="ce4" style:family="table-cell" style:parent-style-name="Default" style:data-style-name="N127">
      <style:table-cell-properties style:rotation-align="none"/>
    </style:style>
    <style:style style:name="ce5" style:family="table-cell" style:parent-style-name="Default" style:data-style-name="N128">
      <style:table-cell-properties style:rotation-align="none"/>
    </style:style>
    <style:style style:name="ce6" style:family="table-cell" style:parent-style-name="Default" style:data-style-name="N126">
      <style:table-cell-properties style:rotation-align="none"/>
    </style:style>
    <style:style style:name="ce7" style:family="table-cell" style:parent-style-name="Default" style:data-style-name="N126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LulzBot Mini Glass/PEI Print Surface</text:p>
          </table:table-cell>
          <table:table-cell table:style-name="ce2"/>
          <table:table-cell table:style-name="ce2" office:value-type="string" calcext:value-type="string">
            <text:p>KT-HB0010</text:p>
          </table:table-cell>
          <table:table-cell table:style-name="ce2" office:value-type="string" calcext:value-type="string">
            <text:p>LulzBot Mini Glass/PEI Print Surfa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99</text:p>
          </table:table-cell>
          <table:table-cell office:value-type="string" calcext:value-type="string">
            <text:p>[SH-PG0099] Disposable Desiccant Bag, Silica Gel, for 24 Cubic Inc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2189K35</text:p>
          </table:table-cell>
          <table:table-cell office:value-type="string" calcext:value-type="string">
            <text:p>pkg, 400</text:p>
          </table:table-cell>
          <table:table-cell table:style-name="ce3" office:value-type="currency" office:currency="USD/PCE" office:value="0.10485" calcext:value-type="currency">
            <text:p>0.10 USD/PCE</text:p>
          </table:table-cell>
          <table:table-cell table:style-name="ce6" office:value-type="currency" office:currency="USD" office:value="0.10485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47</text:p>
          </table:table-cell>
          <table:table-cell office:value-type="string" calcext:value-type="string">
            <text:p>[SH-PA0047] Mini Heat Bed: 16 x 16 Die Cut Pad (inser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074</text:p>
          </table:table-cell>
          <table:table-cell office:value-type="string" calcext:value-type="string">
            <text:p>[SH-BX0074] Mini Heat Bed: 12-1/8 x 12-1/8 x 1/2 44ECT B Brown Die Cut One Piece F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3" office:value-type="currency" office:currency="USD/PCE" office:value="0.64" calcext:value-type="currency">
            <text:p>0.64 USD/PCE</text:p>
          </table:table-cell>
          <table:table-cell table:style-name="ce6" office:value-type="currency" office:currency="USD" office:value="0.64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A0052</text:p>
          </table:table-cell>
          <table:table-cell office:value-type="string" calcext:value-type="string">
            <text:p>[SH-PA0052] 6 Mil Heavy Duty Poly Tubing Roll - 14" x 500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ft, 500</text:p>
          </table:table-cell>
          <table:table-cell table:style-name="ce4" office:value-type="currency" office:currency="USD/mm" office:value="0.000513451443569554" calcext:value-type="currency">
            <text:p>0.00 USD/mm</text:p>
          </table:table-cell>
          <table:table-cell table:style-name="ce6" office:value-type="currency" office:currency="USD" office:value="0.00051345144356955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HB0001</text:p>
          </table:table-cell>
          <table:table-cell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11-1</text:p>
          </table:table-cell>
          <table:table-cell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3" office:value-type="currency" office:currency="USD/PCE" office:value="6.85" calcext:value-type="currency">
            <text:p>6.85 USD/PCE</text:p>
          </table:table-cell>
          <table:table-cell table:style-name="ce6" office:value-type="currency" office:currency="USD" office:value="6.85" calcext:value-type="currency">
            <text:p>6.8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350</text:p>
          </table:table-cell>
          <table:table-cell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11</text:p>
          </table:table-cell>
          <table:table-cell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SABIC 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5" office:value-type="currency" office:currency="USD/cm²" office:value="0.00458139627105465" calcext:value-type="currency">
            <text:p>0.00 USD/cm²</text:p>
          </table:table-cell>
          <table:table-cell table:style-name="ce6" office:value-type="currency" office:currency="USD" office:value="1.92533178291072" calcext:value-type="currency">
            <text:p>1.9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10</text:p>
          </table:table-cell>
          <table:table-cell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5" office:value-type="currency" office:currency="USD/cm²" office:value="0.00113159058226948" calcext:value-type="currency">
            <text:p>0.00 USD/cm²</text:p>
          </table:table-cell>
          <table:table-cell table:style-name="ce6" office:value-type="currency" office:currency="USD" office:value="0.47555094219875" calcext:value-type="currency">
            <text:p>0.48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7" office:value-type="currency" office:currency="USD" office:value="10.636246176553" calcext:value-type="currency">
            <text:p>10.64 USD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28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7-08-25T16:07:50</meta:creation-date>
    <dc:date>2017-08-25T16:07:50</dc:date>
    <meta:generator>LibreOffice/5.2.7.2$Linux_X86_64 LibreOffice_project/20m0$Build-2</meta:generator>
    <meta:document-statistic meta:table-count="1" meta:cell-count="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